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00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16.5cm" svg:height="7cm" svg:x="0.262cm" svg:y="0cm">
          <text:p/>
        </draw:rect>
        <draw:rect draw:style-name="gr2" draw:text-style-name="P1" draw:layer="layout" svg:width="5.5cm" svg:height="2cm" svg:x="0.262cm" svg:y="3cm">
          <text:p text:style-name="P1">glfw</text:p>
        </draw:rect>
        <draw:rect draw:style-name="gr2" draw:text-style-name="P1" draw:layer="layout" svg:width="2.5cm" svg:height="1cm" svg:x="5.762cm" svg:y="3cm">
          <text:p text:style-name="P1">ftgl</text:p>
        </draw:rect>
        <draw:rect draw:style-name="gr2" draw:text-style-name="P1" draw:layer="layout" svg:width="2.5cm" svg:height="1cm" svg:x="5.762cm" svg:y="4cm">
          <text:p text:style-name="P1">freetype</text:p>
        </draw:rect>
        <draw:rect draw:style-name="gr2" draw:text-style-name="P1" draw:layer="layout" svg:width="3cm" svg:height="2cm" svg:x="8.262cm" svg:y="3cm">
          <text:p text:style-name="P1">glew</text:p>
        </draw:rect>
        <draw:rect draw:style-name="gr3" draw:text-style-name="P1" draw:layer="layout" svg:width="12cm" svg:height="2cm" svg:x="0.262cm" svg:y="5cm">
          <text:p text:style-name="P1">OpenGL</text:p>
        </draw:rect>
        <draw:rect draw:style-name="gr2" draw:text-style-name="P1" draw:layer="layout" svg:width="4.5cm" svg:height="2cm" svg:x="12.262cm" svg:y="5cm">
          <text:p text:style-name="P1">pthreads</text:p>
        </draw:rect>
        <draw:rect draw:style-name="gr2" draw:text-style-name="P1" draw:layer="layout" svg:width="4.5cm" svg:height="2cm" svg:x="0.262cm" svg:y="1cm">
          <text:p text:style-name="P1">WindowMng</text:p>
        </draw:rect>
        <draw:frame draw:style-name="gr4" draw:layer="layout" svg:width="4.5cm" svg:height="0.963cm" svg:x="11.262cm" svg:y="1.037cm">
          <draw:text-box>
            <text:p>ProcTerrain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7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3.704cm" svg:x="1cm" svg:y="4.42cm" draw:page-number="1"/>
      <draw:page-thumbnail draw:layer="backgroundobjects" svg:width="8.999cm" svg:height="3.704cm" svg:x="1cm" svg:y="12.996cm"/>
      <draw:page-thumbnail draw:layer="backgroundobjects" svg:width="8.999cm" svg:height="3.704cm" svg:x="1cm" svg:y="21.572cm"/>
      <draw:page-thumbnail draw:layer="backgroundobjects" svg:width="8.999cm" svg:height="3.704cm" svg:x="11cm" svg:y="4.42cm"/>
      <draw:page-thumbnail draw:layer="backgroundobjects" svg:width="8.999cm" svg:height="3.704cm" svg:x="11cm" svg:y="12.996cm"/>
      <draw:page-thumbnail draw:layer="backgroundobjects" svg:width="8.999cm" svg:height="3.704cm" svg:x="11cm" svg:y="21.572cm"/>
    </style:handout-master>
    <style:master-page style:name="Default" style:page-layout-name="PM1" draw:style-name="Mdp1">
      <draw:frame presentation:style-name="Default-title" draw:layer="backgroundobjects" svg:width="15.299cm" svg:height="1.169cm" svg:x="0.847cm" svg:y="0.278cm" presentation:class="title" presentation:placeholder="true">
        <draw:text-box/>
      </draw:frame>
      <draw:frame presentation:style-name="Default-outline1" draw:layer="backgroundobjects" svg:width="15.299cm" svg:height="4.62cm" svg:x="0.847cm" svg:y="-4cm" presentation:class="outline" presentation:placeholder="true">
        <draw:text-box/>
      </draw:frame>
      <draw:frame presentation:style-name="Mpr1" draw:text-style-name="MP1" draw:layer="backgroundobjects" svg:width="3.96cm" svg:height="0.483cm" svg:x="0.847cm" svg:y="6.37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5.388cm" svg:height="0.483cm" svg:x="5.811cm" svg:y="6.37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3.96cm" svg:height="0.483cm" svg:x="12.186cm" svg:y="6.37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7T17:03:09.50</meta:creation-date>
    <meta:editing-duration>PT00H05M25S</meta:editing-duration>
    <meta:editing-cycles>3</meta:editing-cycles>
    <dc:date>2009-07-07T17:08:33.64</dc:date>
    <meta:generator>OpenOffice.org/3.1$Win32 OpenOffice.org_project/310m11$Build-9399</meta:generator>
    <meta:document-statistic meta:object-count="32"/>
  </office:meta>
</office:document-meta>
</file>